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Helvetica Neue" svg:font-family="'Helvetica Neue', Arial, freesans, sans-serif"/>
    <style:font-face style:name="Helvetica Neue1" svg:font-family="'Helvetica Neue', Arial, sans-serif"/>
    <style:font-face style:name="Mangal1" svg:font-family="Mangal"/>
    <style:font-face style:name="NRK Etica Slab Bold" svg:font-family="'NRK Etica Slab Bold', 'Helvetica Neue', Arial, sans-serif"/>
    <style:font-face style:name="OpenSymbol" svg:font-family="OpenSymbol"/>
    <style:font-face style:name="Palatino" svg:font-family="Palatino, 'Times New Roman', Times, serif"/>
    <style:font-face style:name="Times New Roman1" svg:font-family="'Times New Roman', Times,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font-name="Calibri" fo:font-size="12pt" style:font-size-asian="12pt" style:font-size-complex="12pt"/>
    </style:style>
    <style:style style:name="P3" style:family="paragraph" style:parent-style-name="Text_20_body">
      <style:paragraph-properties fo:margin-left="0cm" fo:margin-right="0cm" style:line-height-at-least="0.767cm" fo:widows="1" fo:text-indent="0cm" style:auto-text-indent="false"/>
    </style:style>
    <style:style style:name="T1" style:family="text">
      <style:text-properties fo:font-style="normal" fo:font-weight="normal"/>
    </style:style>
    <style:style style:name="T2" style:family="text">
      <style:text-properties fo:font-variant="normal" fo:text-transform="none" fo:color="#2b2b2b" style:font-name="Palatino" fo:font-size="16.5pt" fo:letter-spacing="normal" fo:font-style="normal" fo:font-weight="bold"/>
    </style:style>
    <style:style style:name="T3" style:family="text">
      <style:text-properties fo:font-variant="normal" fo:text-transform="none" fo:color="#dd0000" style:text-line-through-style="none" style:font-name="inherit" fo:font-size="13.5pt" fo:font-style="normal" style:text-underline-style="none" fo:font-weight="normal" style:text-blinking="false"/>
    </style:style>
    <style:style style:name="T4" style:family="text">
      <style:text-properties fo:font-variant="normal" fo:text-transform="none" fo:color="#26292a" style:font-name="Calibri" fo:font-size="12pt" fo:letter-spacing="normal" fo:font-style="normal" fo:font-weight="bold" style:font-size-asian="12pt" style:font-size-complex="12pt"/>
    </style:style>
    <style:style style:name="T5" style:family="text">
      <style:text-properties fo:font-variant="normal" fo:text-transform="none" fo:color="#26292a" style:font-name="Calibri" fo:font-size="12pt" fo:letter-spacing="normal" fo:font-style="normal" fo:font-weight="normal" style:font-size-asian="12pt" style:font-size-complex="12pt"/>
    </style:style>
    <style:style style:name="T6" style:family="text">
      <style:text-properties fo:font-variant="normal" fo:text-transform="none" fo:color="#005799" style:text-line-through-style="none" style:font-name="Calibri"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3377cc" fo:letter-spacing="normal" fo:font-style="normal" fo:font-weight="bold"/>
    </style:style>
    <style:style style:name="T8" style:family="text">
      <style:text-properties fo:font-variant="normal" fo:text-transform="none" style:font-name="Palatino" fo:font-size="13.5pt" fo:font-style="normal" fo:font-weight="normal"/>
    </style:style>
    <style:style style:name="T9" style:family="text">
      <style:text-properties style:font-name="Calibri" fo:font-size="12pt" style:font-size-asian="12pt" style:font-size-complex="12pt"/>
    </style:style>
    <style:style style:name="T10" style:family="text">
      <style:text-properties style:font-name="Calibri" fo:font-size="12pt" fo:font-style="normal" fo:font-weight="normal" style:font-size-asian="12pt" style:font-size-complex="12pt"/>
    </style:style>
    <style:style style:name="T11" style:family="text">
      <style:text-properties style:font-name="Palatino" fo:font-size="13.5pt"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ammy Hagar kaller Eddie van Halen for en løgner:&lt;br&gt;</text:p>
      <text:p text:style-name="Text_20_body">Hardrock-legender i bitter krangel</text:p>
      <text:p text:style-name="Text_20_body"/>
      <text:p text:style-name="Text_20_body">Hardrock-gigantene Van Halen har fått en stripe i lakken etter at bandets eks-vokalist Sammy Hagar (67) er rasende på sin tidligere bandkollega, Eddie van Halen (60).</text:p>
      <text:p text:style-name="Text_20_body"/>
      <text:section text:style-name="Sect1" text:name="wid-article-body-full">
        <text:p text:style-name="Standard"/>
      </text:section>
      <text:p text:style-name="Text_20_body">&lt;p&gt;Bakgrunnen er coverhistorien til det siste Billboard-magasinet som er et større intervju med Eddie van Halen – den legendariske Nederland-fødte gitaristen som startet det klassiske hardrockbandet Van Halen for drøyt 40 år siden.&lt;/p&gt;</text:p>
      <text:p text:style-name="Text_20_body"/>
      <text:p text:style-name="Text_20_body">&lt;p&gt;Der hevder Eddie van Halen at han måtte lære bassist Michael Anthony – som var med fra starten og frem til 2006 – å spille, samtidig som han bagatelliserer bakgrunnsvokalen som var ett av Anthonys varemerker (ved siden av en bassgitar formet som en Jack Daniels-flaske).&lt;br&gt;</text:p>
      <text:p text:style-name="Text_20_body">Uttalelsene har fått Sammy Hagar – som var Van Halens høyprofilerte vokalist i perioden mellom 1985 og 1996, samt under gjenforeningen av bandet mellom 2003 og 2005 – til å se rødt.&lt;/p&gt;</text:p>
      <text:p text:style-name="Text_20_body"/>
      <text:p text:style-name="Text_20_body">&lt;p&gt;I et to minutter langt videoopptak på sin egen Facebook-side, deler han sin spontane reaksjon på Eddie van Halens kommentarer.&lt;br&gt;</text:p>
      <text:p text:style-name="Text_20_body">– At Eddie sier at han måtte vise Michael hvordan han skulle spille og lære han alle disse sangene, det er det største tøvet jeg har hørt i hele mitt liv. Jeg var i det bandet i elleve år, det var aldri et videokamera involvert der Eddie viste han hva han skulle spille. Jeg skjønner ikke hvorfor de går løs på han på denne måten, freser Sammy Hagar.&lt;/p&gt;</text:p>
      <text:p text:style-name="Text_20_body"/>
      <text:p text:style-name="Text_20_body">&lt;p&gt;Før han vrir kniven helt rundt:&lt;br&gt;</text:p>
      <text:p text:style-name="Text_20_body">– F--- you, Eddie Van Halen, for å si noe sånt om Mikey. Du er en løgner, smeller det fra Hagar.</text:p>
      <text:p text:style-name="Text_20_body">Billboard har forsøkt å få tak i Eddie van Halen for en kommentar til Sammy Hagars raseriutbrudd, uten å lykkes foreløpig.&lt;br&gt;</text:p>
      <text:p text:style-name="Text_20_body">Det er David Lee Roth som i dag er tilbake bak mikrofonen hos Van Halen, mens Eddie van Halens egen sønn, Wolfgang van Halen, nå har blitt fast bassist.&lt;br&gt;</text:p>
      <text:p text:style-name="Text_20_body">Med tanke på at Eddies bror, Alex van Halen, sitter bak trommene, har bandnavnet aldri tidligere hatt større relevans enn nå i 2015.&lt;/p&gt;</text:p>
      <text:p text:style-name="Text_20_body">&lt;strong&gt;STEIN ØSTBØ&lt;/strong&gt;</text:p>
      <text:p text:style-name="Text_20_body"/>
      <text:p text:style-name="Text_20_body"/>
      <text:p text:style-name="Text_20_body">/images/VanHalen.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Helvetica Neue" svg:font-family="'Helvetica Neue', Arial, freesans, sans-serif"/>
    <style:font-face style:name="Helvetica Neue1" svg:font-family="'Helvetica Neue', Arial, sans-serif"/>
    <style:font-face style:name="Mangal1" svg:font-family="Mangal"/>
    <style:font-face style:name="NRK Etica Slab Bold" svg:font-family="'NRK Etica Slab Bold', 'Helvetica Neue', Arial, sans-serif"/>
    <style:font-face style:name="OpenSymbol" svg:font-family="OpenSymbol"/>
    <style:font-face style:name="Palatino" svg:font-family="Palatino, 'Times New Roman', Times, serif"/>
    <style:font-face style:name="Times New Roman1" svg:font-family="'Times New Roman', Times,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6T09:47:11.84</meta:creation-date>
    <dc:date>2015-10-26T10:32:06.43</dc:date>
    <meta:editing-duration>PT44M52S</meta:editing-duration>
    <meta:editing-cycles>4</meta:editing-cycles>
    <meta:generator>OpenOffice/4.1.1$Win32 OpenOffice.org_project/411m6$Build-9775</meta:generator>
    <meta:document-statistic meta:table-count="0" meta:image-count="0" meta:object-count="0" meta:page-count="1" meta:paragraph-count="15" meta:word-count="341" meta:character-count="2037"/>
  </office:meta>
</office:document-meta>
</file>